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5-10-0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5-07-1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5-04-1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5-01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4-10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4-07-2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4-0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3-10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3-07-1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2-10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2-07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2-04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2-01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1-10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1-07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1-04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0-04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20-01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9-10-0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9-07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9-01-1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8-10-2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8-07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8-04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8-01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7-10-2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7-07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7-04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7-01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6-11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6-10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6-07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6-04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6-01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5-10-1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5-07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5-04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5-04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5-01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4-11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4-07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4-04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4-0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3-12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3-04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3-01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3-01-1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7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7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4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4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2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2-02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1-10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1-01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0-11-1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0-09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0-04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10-01-1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9-10-2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9-06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9-02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8-09-1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8-06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8-03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7-08-3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6-09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6-04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6-02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5-10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5-09-1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5-07-0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5-04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4-12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4-08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4-05-2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4-03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3-04-2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12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10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08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06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05-2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2002-04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1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9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89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8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3561</text:p>
          </table:table-cell>
          <table:table-cell office:value-type="string" calcext:value-type="string">
            <text:p>03S/01W-01CDA</text:p>
          </table:table-cell>
          <table:table-cell office:value-type="string" calcext:value-type="string">
            <text:p>198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